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Courier New', 'DejaVu Sans Mono', 'Bitstream Vera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9fc" officeooo:paragraph-rsid="0009d9fc"/>
    </style:style>
    <style:style style:name="P2" style:family="paragraph" style:parent-style-name="Standard">
      <style:text-properties fo:font-style="normal" officeooo:rsid="0009d9fc" officeooo:paragraph-rsid="0009d9fc" style:font-style-asian="normal" style:font-style-complex="normal"/>
    </style:style>
    <style:style style:name="P3" style:family="paragraph" style:parent-style-name="Preformatted_20_Text">
      <loext:graphic-properties draw:fill="solid" draw:fill-color="#fffaef" draw:opacity="100%"/>
      <style:paragraph-properties fo:margin-left="0cm" fo:margin-right="0cm" fo:margin-top="0cm" fo:margin-bottom="0cm" loext:contextual-spacing="false" style:line-height-at-least="0.661cm" fo:orphans="2" fo:widows="2" fo:text-indent="0cm" style:auto-text-indent="false" fo:background-color="#fffaef" fo:padding="0.049cm" fo:border-left="0.51pt solid #ef4423" fo:border-right="0.74pt solid #dddddd" fo:border-top="0.74pt solid #dddddd" fo:border-bottom="0.74pt solid #dddddd"/>
      <style:text-properties fo:font-variant="normal" fo:text-transform="none" fo:color="#000000" style:font-name="Monaco" fo:font-size="13.5pt" fo:letter-spacing="normal" fo:font-style="normal" fo:font-weight="normal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Monaco" fo:font-size="13.5pt" fo:letter-spacing="normal" fo:font-style="normal" fo:font-weight="normal" officeooo:rsid="0009d9fc" officeooo:paragraph-rsid="0009d9fc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power -i /org/freedesktop/UPower/devices/battery_BAT0</text:p>
      <text:p text:style-name="Standard"/>
      <text:p text:style-name="P1">upower -i /<text:span text:style-name="T1">org</text:span><text:span text:style-name="T2">/freedesktop/UPower/devices/battery_BAT 0</text:span></text:p>
      <text:p text:style-name="P2"/>
      <text:p text:style-name="P4">upower -i $(upower -e | grep BAT) | grep --color=never -E "state|to\ full|to\ empty|percentage"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'Courier New', 'DejaVu Sans Mono', 'Bitstream Vera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07:27.532972857</meta:creation-date>
    <dc:date>2019-11-27T16:26:29.644154062</dc:date>
    <meta:editing-duration>PT19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2" meta:character-count="204" meta:non-whitespace-character-count="186"/>
  </office:meta>
</office:document-meta>
</file>